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4.66pt"/>
    </style:style>
    <style:style style:name="co6" style:family="table-column">
      <style:table-column-properties fo:break-before="auto" style:column-width="16.95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85.89pt"/>
    </style:style>
    <style:style style:name="co10" style:family="table-column">
      <style:table-column-properties fo:break-before="auto" style:column-width="44.19pt"/>
    </style:style>
    <style:style style:name="co11" style:family="table-column">
      <style:table-column-properties fo:break-before="auto" style:column-width="16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2.01pt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fo:padding="2.01pt"/>
    </style:style>
    <style:style style:name="ce3" style:family="table-cell" style:parent-style-name="Default">
      <style:table-cell-properties fo:border="0.74pt solid #000000" fo:padding="2.01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2.01pt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fo:padding="2.01pt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id Search Results" table:style-name="ta1">
        <table:shapes>
          <draw:frame draw:z-index="0" draw:style-name="gr1" draw:text-style-name="P1" svg:width="454.14pt" svg:height="255.26pt" svg:x="607.92pt" svg:y="21.09pt">
            <draw:object draw:notify-on-update-of-ranges="'Grid Search Results'.B3:'Grid Search Results'.B18 'Grid Search Results'.C2:'Grid Search Results'.C2 'Grid Search Results'.C3:'Grid Search Results'.C18 'Grid Search Results'.D2:'Grid Search Results'.D2 'Grid Search Results'.D3:'Grid Search Results'.D18 'Grid Search Results'.E2:'Grid Search Results'.E2 'Grid Search Results'.E3:'Grid Search Results'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Default"/>
        <table:table-column table:style-name="co3" table:default-cell-style-name="ce7"/>
        <table:table-column table:style-name="co3" table:default-cell-style-name="ce10"/>
        <table:table-column table:style-name="co3" table:default-cell-style-name="ce12"/>
        <table:table-column table:style-name="co3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ce1" office:value-type="string" calcext:value-type="string">
            <text:p>Bin Size</text:p>
          </table:table-cell>
          <table:table-cell table:style-name="ce4" office:value-type="string" calcext:value-type="string">
            <text:p>RAD</text:p>
          </table:table-cell>
          <table:table-cell table:style-name="ce4" office:value-type="string" calcext:value-type="string">
            <text:p>HJPD</text:p>
          </table:table-cell>
          <table:table-cell table:style-name="ce4" office:value-type="string" calcext:value-type="string">
            <text:p>HOD</text:p>
          </table:table-cell>
          <table:table-cell/>
          <table:table-cell table:style-name="ce6" office:value-type="string" calcext:value-type="string" table:number-columns-spanned="2" table:number-rows-spanned="1">
            <text:p>RAD Tests</text:p>
          </table:table-cell>
          <table:covered-table-cell table:style-name="ce9"/>
          <table:table-cell table:style-name="ce11"/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2.7778" calcext:value-type="float">
            <text:p>52.7778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88.8889" calcext:value-type="float">
            <text:p>88.8889</text:p>
          </table:table-cell>
          <table:table-cell table:number-columns-repeated="2"/>
          <table:table-cell table:style-name="ce9" office:value-type="string" calcext:value-type="string">
            <text:p>Test 1</text:p>
          </table:table-cell>
          <table:table-cell table:style-name="ce11"/>
          <table:table-cell/>
        </table:table-row>
        <table:table-row table:style-name="ro2">
          <table:table-cell/>
          <table:table-cell table:formula="of:=[.B3]+1" office:value-type="float" office:value="11" calcext:value-type="float">
            <text:p>11</text:p>
          </table:table-cell>
          <table:table-cell office:value-type="float" office:value="65.2778" calcext:value-type="float">
            <text:p>65.2778</text:p>
          </table:table-cell>
          <table:table-cell office:value-type="float" office:value="81.9444" calcext:value-type="float">
            <text:p>81.9444</text:p>
          </table:table-cell>
          <table:table-cell office:value-type="float" office:value="88.8889" calcext:value-type="float">
            <text:p>88.8889</text:p>
          </table:table-cell>
          <table:table-cell/>
          <table:table-cell office:value-type="string" calcext:value-type="string">
            <text:p>Bin Size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/>
          <table:table-cell table:formula="of:=[.B4]+1" office:value-type="float" office:value="12" calcext:value-type="float">
            <text:p>12</text:p>
          </table:table-cell>
          <table:table-cell office:value-type="float" office:value="59.7222" calcext:value-type="float">
            <text:p>59.7222</text:p>
          </table:table-cell>
          <table:table-cell office:value-type="float" office:value="80.5556" calcext:value-type="float">
            <text:p>80.5556</text:p>
          </table:table-cell>
          <table:table-cell office:value-type="float" office:value="90.2778" calcext:value-type="float">
            <text:p>90.2778</text:p>
          </table:table-cell>
          <table:table-cell/>
          <table:table-cell office:value-type="string" calcext:value-type="string">
            <text:p>C valu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table:formula="of:=[.B5]+1" office:value-type="float" office:value="13" calcext:value-type="float">
            <text:p>13</text:p>
          </table:table-cell>
          <table:table-cell office:value-type="float" office:value="61.111" calcext:value-type="float">
            <text:p>61.111</text:p>
          </table:table-cell>
          <table:table-cell office:value-type="float" office:value="80.5556" calcext:value-type="float">
            <text:p>80.5556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0.03125" calcext:value-type="float">
            <text:p>0.03125</text:p>
          </table:table-cell>
          <table:table-cell table:number-columns-repeated="2"/>
        </table:table-row>
        <table:table-row table:style-name="ro2">
          <table:table-cell/>
          <table:table-cell table:formula="of:=[.B6]+1" office:value-type="float" office:value="14" calcext:value-type="float">
            <text:p>14</text:p>
          </table:table-cell>
          <table:table-cell office:value-type="float" office:value="59.7222" calcext:value-type="float">
            <text:p>59.7222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90.2778" calcext:value-type="float">
            <text:p>90.2778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60.4167" calcext:value-type="float">
            <text:p>60.4167</text:p>
          </table:table-cell>
          <table:table-cell table:number-columns-repeated="2"/>
        </table:table-row>
        <table:table-row table:style-name="ro2">
          <table:table-cell/>
          <table:table-cell table:formula="of:=[.B7]+1" office:value-type="float" office:value="15" calcext:value-type="float">
            <text:p>15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88.8889" calcext:value-type="float">
            <text:p>88.8889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formula="of:=[.B8]+1" office:value-type="float" office:value="16" calcext:value-type="float">
            <text:p>16</text:p>
          </table:table-cell>
          <table:table-cell office:value-type="float" office:value="58.3333" calcext:value-type="float">
            <text:p>58.3333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88.8889" calcext:value-type="float">
            <text:p>88.8889</text:p>
          </table:table-cell>
          <table:table-cell/>
          <table:table-cell table:style-name="ce8" office:value-type="string" calcext:value-type="string" table:number-columns-spanned="4" table:number-rows-spanned="1">
            <text:p>HJPD Tests</text:p>
          </table:table-cell>
          <table:covered-table-cell table:style-name="ce9" office:value-type="string" calcext:value-type="string">
            <text:p>RAD</text:p>
          </table:covered-table-cell>
          <table:covered-table-cell table:style-name="ce9" office:value-type="string" calcext:value-type="string">
            <text:p>HJPD</text:p>
          </table:covered-table-cell>
          <table:covered-table-cell table:style-name="ce9"/>
        </table:table-row>
        <table:table-row table:style-name="ro2">
          <table:table-cell/>
          <table:table-cell table:formula="of:=[.B9]+1" office:value-type="float" office:value="17" calcext:value-type="float">
            <text:p>17</text:p>
          </table:table-cell>
          <table:table-cell office:value-type="float" office:value="56.9444" calcext:value-type="float">
            <text:p>56.9444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87.5" calcext:value-type="float">
            <text:p>87.5</text:p>
          </table:table-cell>
          <table:table-cell table:number-columns-repeated="2"/>
          <table:table-cell table:style-name="ce9" office:value-type="string" calcext:value-type="string">
            <text:p>Test 1</text:p>
          </table:table-cell>
          <table:table-cell table:style-name="ce9" office:value-type="string" calcext:value-type="string">
            <text:p>Test 2</text:p>
          </table:table-cell>
          <table:table-cell table:style-name="ce9" office:value-type="string" calcext:value-type="string">
            <text:p>Test 3</text:p>
          </table:table-cell>
        </table:table-row>
        <table:table-row table:style-name="ro2">
          <table:table-cell/>
          <table:table-cell table:formula="of:=[.B10]+1" office:value-type="float" office:value="18" calcext:value-type="float">
            <text:p>18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81.9444" calcext:value-type="float">
            <text:p>81.9444</text:p>
          </table:table-cell>
          <table:table-cell office:value-type="float" office:value="90.2778" calcext:value-type="float">
            <text:p>90.2778</text:p>
          </table:table-cell>
          <table:table-cell/>
          <table:table-cell office:value-type="string" calcext:value-type="string">
            <text:p>Bin Size</text:p>
          </table:table-cell>
          <table:table-cell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4" calcext:value-type="float">
            <text:p>24</text:p>
          </table:table-cell>
        </table:table-row>
        <table:table-row table:style-name="ro2">
          <table:table-cell/>
          <table:table-cell table:formula="of:=[.B11]+1" office:value-type="float" office:value="19" calcext:value-type="float">
            <text:p>19</text:p>
          </table:table-cell>
          <table:table-cell office:value-type="float" office:value="58.3333" calcext:value-type="float">
            <text:p>58.3333</text:p>
          </table:table-cell>
          <table:table-cell office:value-type="float" office:value="80.5556" calcext:value-type="float">
            <text:p>80.5556</text:p>
          </table:table-cell>
          <table:table-cell office:value-type="float" office:value="88.8889" calcext:value-type="float">
            <text:p>88.8889</text:p>
          </table:table-cell>
          <table:table-cell/>
          <table:table-cell office:value-type="string" calcext:value-type="string">
            <text:p>C valu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2">
          <table:table-cell/>
          <table:table-cell table:formula="of:=[.B12]+1" office:value-type="float" office:value="20" calcext:value-type="float">
            <text:p>20</text:p>
          </table:table-cell>
          <table:table-cell office:value-type="float" office:value="54.1667" calcext:value-type="float">
            <text:p>54.1667</text:p>
          </table:table-cell>
          <table:table-cell office:value-type="float" office:value="80.5556" calcext:value-type="float">
            <text:p>80.5556</text:p>
          </table:table-cell>
          <table:table-cell office:value-type="float" office:value="90.2778" calcext:value-type="float">
            <text:p>90.277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0.125" calcext:value-type="float">
            <text:p>0.125</text:p>
          </table:table-cell>
          <table:table-cell table:number-columns-repeated="2" table:style-name="ce10" office:value-type="float" office:value="0.125" calcext:value-type="float">
            <text:p>0.125</text:p>
          </table:table-cell>
        </table:table-row>
        <table:table-row table:style-name="ro2">
          <table:table-cell/>
          <table:table-cell table:formula="of:=[.B13]+1" office:value-type="float" office:value="21" calcext:value-type="float">
            <text:p>21</text:p>
          </table:table-cell>
          <table:table-cell office:value-type="float" office:value="59.7222" calcext:value-type="float">
            <text:p>59.7222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91.6667" calcext:value-type="float">
            <text:p>91.6667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83.3333" calcext:value-type="float">
            <text:p>83.3333</text:p>
          </table:table-cell>
          <table:table-cell table:style-name="ce10" office:value-type="float" office:value="77.0833" calcext:value-type="float">
            <text:p>77.0833</text:p>
          </table:table-cell>
          <table:table-cell table:style-name="ce10" office:value-type="float" office:value="75" calcext:value-type="float">
            <text:p>75</text:p>
          </table:table-cell>
        </table:table-row>
        <table:table-row table:style-name="ro2">
          <table:table-cell/>
          <table:table-cell table:formula="of:=[.B14]+1" office:value-type="float" office:value="22" calcext:value-type="float">
            <text:p>22</text:p>
          </table:table-cell>
          <table:table-cell office:value-type="float" office:value="59.7222" calcext:value-type="float">
            <text:p>59.7222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93.0556" calcext:value-type="float">
            <text:p>93.055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formula="of:=[.B15]+1" office:value-type="float" office:value="23" calcext:value-type="float">
            <text:p>23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6.3889" calcext:value-type="float">
            <text:p>76.3889</text:p>
          </table:table-cell>
          <table:table-cell office:value-type="float" office:value="91.6667" calcext:value-type="float">
            <text:p>91.6667</text:p>
          </table:table-cell>
          <table:table-cell/>
          <table:table-cell table:style-name="ce8" office:value-type="string" calcext:value-type="string" table:number-columns-spanned="2" table:number-rows-spanned="1">
            <text:p>HOD Tests</text:p>
          </table:table-cell>
          <table:covered-table-cell table:style-name="ce9" office:value-type="string" calcext:value-type="string">
            <text:p>RAD</text:p>
          </table:covered-table-cell>
          <table:table-cell table:style-name="ce11"/>
          <table:table-cell/>
        </table:table-row>
        <table:table-row table:style-name="ro2">
          <table:table-cell/>
          <table:table-cell table:formula="of:=[.B16]+1" office:value-type="float" office:value="24" calcext:value-type="float">
            <text:p>24</text:p>
          </table:table-cell>
          <table:table-cell office:value-type="float" office:value="58.3333" calcext:value-type="float">
            <text:p>58.3333</text:p>
          </table:table-cell>
          <table:table-cell office:value-type="float" office:value="81.9444" calcext:value-type="float">
            <text:p>81.9444</text:p>
          </table:table-cell>
          <table:table-cell office:value-type="float" office:value="91.6667" calcext:value-type="float">
            <text:p>91.6667</text:p>
          </table:table-cell>
          <table:table-cell table:number-columns-repeated="2"/>
          <table:table-cell table:style-name="ce9" office:value-type="string" calcext:value-type="string">
            <text:p>Test 1</text:p>
          </table:table-cell>
          <table:table-cell table:style-name="ce11"/>
          <table:table-cell/>
        </table:table-row>
        <table:table-row table:style-name="ro2">
          <table:table-cell/>
          <table:table-cell table:formula="of:=[.B17]+1" office:value-type="float" office:value="25" calcext:value-type="float">
            <text:p>25</text:p>
          </table:table-cell>
          <table:table-cell office:value-type="float" office:value="56.9444" calcext:value-type="float">
            <text:p>56.9444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91.6667" calcext:value-type="float">
            <text:p>91.6667</text:p>
          </table:table-cell>
          <table:table-cell/>
          <table:table-cell office:value-type="string" calcext:value-type="string">
            <text:p>Bin Size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Best Accuracy</text:p>
          </table:table-cell>
          <table:table-cell table:formula="of:=MAX([.C3:.C18])" office:value-type="float" office:value="65.2778" calcext:value-type="float">
            <text:p>65.2778</text:p>
          </table:table-cell>
          <table:table-cell table:formula="of:=MAX([.D3:.D18])" office:value-type="float" office:value="81.9444" calcext:value-type="float">
            <text:p>81.9444</text:p>
          </table:table-cell>
          <table:table-cell table:formula="of:=MAX([.E3:.E18])" office:value-type="float" office:value="93.0556" calcext:value-type="float">
            <text:p>93.0556</text:p>
          </table:table-cell>
          <table:table-cell/>
          <table:table-cell office:value-type="string" calcext:value-type="string">
            <text:p>C val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Bin Siz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, 18, 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0.03125" calcext:value-type="float">
            <text:p>0.0312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C val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 2, 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89.5833" calcext:value-type="float">
            <text:p>89.5833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Gamma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0.125, 0.125, 0.125</text:p>
          </table:table-cell>
          <table:table-cell office:value-type="float" office:value="0.03125" calcext:value-type="float">
            <text:p>0.03125</text:p>
          </table:table-cell>
          <table:table-cell/>
          <table:table-cell table:style-name="Default" table:number-columns-repeated="3"/>
          <table:table-cell/>
        </table:table-row>
      </table:table>
      <table:table table:name="Sheet1" table:style-name="ta1">
        <table:table-column table:style-name="co6" table:default-cell-style-name="Default"/>
        <table:table-column table:style-name="co7" table:default-cell-style-name="ce7"/>
        <table:table-column table:style-name="co3" table:number-columns-repeated="2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3" table:default-cell-style-name="ce17"/>
        <table:table-column table:style-name="co11" table:default-cell-style-name="Default"/>
        <table:table-column table:style-name="co3" table:default-cell-style-name="ce7"/>
        <table:table-column table:style-name="co3" table:number-columns-repeated="2" table:default-cell-style-name="ce10"/>
        <table:table-column table:style-name="co3" table:default-cell-style-name="ce12"/>
        <table:table-column table:style-name="co3" table:number-columns-repeated="2" table:default-cell-style-name="Default"/>
        <table:table-row table:style-name="ro1">
          <table:table-cell/>
          <table:table-cell table:style-name="ce13"/>
          <table:table-cell table:style-name="ce16"/>
          <table:table-cell table:style-name="ce18"/>
          <table:table-cell table:style-name="ce16"/>
          <table:table-cell table:style-name="ce18"/>
          <table:table-cell table:style-name="ce16"/>
          <table:table-cell table:style-name="ce18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Bin Size</text:p>
          </table:table-cell>
          <table:table-cell table:style-name="ce8" office:value-type="string" calcext:value-type="string" table:number-columns-spanned="2" table:number-rows-spanned="1">
            <text:p>RAD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HJPD</text:p>
          </table:table-cell>
          <table:covered-table-cell table:style-name="ce15"/>
          <table:table-cell table:style-name="ce8" office:value-type="string" calcext:value-type="string" table:number-columns-spanned="2" table:number-rows-spanned="1">
            <text:p>HOD</text:p>
          </table:table-cell>
          <table:covered-table-cell table:style-name="ce15"/>
          <table:table-cell/>
          <table:table-cell table:style-name="ce8" office:value-type="string" calcext:value-type="string" table:number-columns-spanned="3" table:number-rows-spanned="1">
            <text:p>RAD Tests</text:p>
          </table:table-cell>
          <table:covered-table-cell table:number-columns-repeated="2" table:style-name="ce9"/>
          <table:table-cell table:style-name="ce11"/>
          <table:table-cell table:number-columns-repeated="2"/>
        </table:table-row>
        <table:table-row table:style-name="ro1">
          <table:table-cell/>
          <table:covered-table-cell table:style-name="ce15"/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number-columns-repeated="2"/>
          <table:table-cell table:style-name="ce9" office:value-type="string" calcext:value-type="string">
            <text:p>Test 1</text:p>
          </table:table-cell>
          <table:table-cell table:style-name="ce9" office:value-type="string" calcext:value-type="string">
            <text:p>Test 2</text:p>
          </table:table-cell>
          <table:table-cell table:style-name="ce11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2.7778" calcext:value-type="float">
            <text:p>52.7778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77.0833" calcext:value-type="float">
            <text:p>77.0833</text:p>
          </table:table-cell>
          <table:table-cell office:value-type="float" office:value="88.8889" calcext:value-type="float">
            <text:p>88.8889</text:p>
          </table:table-cell>
          <table:table-cell office:value-type="float" office:value="89.5833" calcext:value-type="float">
            <text:p>89.5833</text:p>
          </table:table-cell>
          <table:table-cell/>
          <table:table-cell office:value-type="string" calcext:value-type="string">
            <text:p>Bin Siz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[.B4]+1" office:value-type="float" office:value="11" calcext:value-type="float">
            <text:p>11</text:p>
          </table:table-cell>
          <table:table-cell office:value-type="float" office:value="65.2778" calcext:value-type="float">
            <text:p>65.2778</text:p>
          </table:table-cell>
          <table:table-cell office:value-type="float" office:value="58.3333" calcext:value-type="float">
            <text:p>58.3333</text:p>
          </table:table-cell>
          <table:table-cell office:value-type="float" office:value="81.9444" calcext:value-type="float">
            <text:p>81.9444</text:p>
          </table:table-cell>
          <table:table-cell office:value-type="float" office:value="81.25" calcext:value-type="float">
            <text:p>81.25</text:p>
          </table:table-cell>
          <table:table-cell office:value-type="float" office:value="88.8889" calcext:value-type="float">
            <text:p>88.8889</text:p>
          </table:table-cell>
          <table:table-cell office:value-type="float" office:value="89.5833" calcext:value-type="float">
            <text:p>89.5833</text:p>
          </table:table-cell>
          <table:table-cell/>
          <table:table-cell office:value-type="string" calcext:value-type="string">
            <text:p>C value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table:formula="of:=[.B5]+1" office:value-type="float" office:value="12" calcext:value-type="float">
            <text:p>12</text:p>
          </table:table-cell>
          <table:table-cell office:value-type="float" office:value="59.7222" calcext:value-type="float">
            <text:p>59.7222</text:p>
          </table:table-cell>
          <table:table-cell office:value-type="float" office:value="62.5" calcext:value-type="float">
            <text:p>62.5</text:p>
          </table:table-cell>
          <table:table-cell office:value-type="float" office:value="80.5556" calcext:value-type="float">
            <text:p>80.5556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90.2778" calcext:value-type="float">
            <text:p>90.2778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/>
          <table:table-cell table:formula="of:=[.B6]+1" office:value-type="float" office:value="13" calcext:value-type="float">
            <text:p>13</text:p>
          </table:table-cell>
          <table:table-cell office:value-type="float" office:value="61.111" calcext:value-type="float">
            <text:p>61.111</text:p>
          </table:table-cell>
          <table:table-cell office:value-type="float" office:value="62.5" calcext:value-type="float">
            <text:p>62.5</text:p>
          </table:table-cell>
          <table:table-cell office:value-type="float" office:value="80.5556" calcext:value-type="float">
            <text:p>80.5556</text:p>
          </table:table-cell>
          <table:table-cell office:value-type="float" office:value="66.6667" calcext:value-type="float">
            <text:p>66.6667</text:p>
          </table:table-cell>
          <table:table-cell office:value-type="float" office:value="87.5" calcext:value-type="float">
            <text:p>87.5</text:p>
          </table:table-cell>
          <table:table-cell office:value-type="float" office:value="89.5833" calcext:value-type="float">
            <text:p>89.583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 office:value-type="float" office:value="60.4167" calcext:value-type="float">
            <text:p>60.4167</text:p>
          </table:table-cell>
          <table:table-cell table:number-columns-repeated="3"/>
        </table:table-row>
        <table:table-row table:style-name="ro1">
          <table:table-cell/>
          <table:table-cell table:formula="of:=[.B7]+1" office:value-type="float" office:value="14" calcext:value-type="float">
            <text:p>14</text:p>
          </table:table-cell>
          <table:table-cell office:value-type="float" office:value="59.7222" calcext:value-type="float">
            <text:p>59.7222</text:p>
          </table:table-cell>
          <table:table-cell office:value-type="float" office:value="68.75" calcext:value-type="float">
            <text:p>68.75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81.25" calcext:value-type="float">
            <text:p>81.25</text:p>
          </table:table-cell>
          <table:table-cell office:value-type="float" office:value="90.2778" calcext:value-type="float">
            <text:p>90.2778</text:p>
          </table:table-cell>
          <table:table-cell office:value-type="float" office:value="91.6667" calcext:value-type="float">
            <text:p>91.6667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formula="of:=[.B8]+1" office:value-type="float" office:value="15" calcext:value-type="float">
            <text:p>15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62.5" calcext:value-type="float">
            <text:p>62.5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88.8889" calcext:value-type="float">
            <text:p>88.8889</text:p>
          </table:table-cell>
          <table:table-cell office:value-type="float" office:value="89.5833" calcext:value-type="float">
            <text:p>89.5833</text:p>
          </table:table-cell>
          <table:table-cell/>
          <table:table-cell table:style-name="ce8" office:value-type="string" calcext:value-type="string" table:number-columns-spanned="6" table:number-rows-spanned="1">
            <text:p>HJPD Tests</text:p>
          </table:table-cell>
          <table:covered-table-cell table:style-name="ce9" office:value-type="string" calcext:value-type="string">
            <text:p>RAD</text:p>
          </table:covered-table-cell>
          <table:covered-table-cell table:style-name="ce9" office:value-type="string" calcext:value-type="string">
            <text:p>HJPD</text:p>
          </table:covered-table-cell>
          <table:covered-table-cell table:style-name="ce9"/>
          <table:covered-table-cell table:number-columns-repeated="2"/>
        </table:table-row>
        <table:table-row table:style-name="ro1">
          <table:table-cell/>
          <table:table-cell table:formula="of:=[.B9]+1" office:value-type="float" office:value="16" calcext:value-type="float">
            <text:p>16</text:p>
          </table:table-cell>
          <table:table-cell table:number-columns-repeated="2" office:value-type="float" office:value="58.3333" calcext:value-type="float">
            <text:p>58.3333</text:p>
          </table:table-cell>
          <table:table-cell table:number-columns-repeated="2" office:value-type="float" office:value="79.1667" calcext:value-type="float">
            <text:p>79.1667</text:p>
          </table:table-cell>
          <table:table-cell office:value-type="float" office:value="88.8889" calcext:value-type="float">
            <text:p>88.8889</text:p>
          </table:table-cell>
          <table:table-cell office:value-type="float" office:value="87.5" calcext:value-type="float">
            <text:p>87.5</text:p>
          </table:table-cell>
          <table:table-cell table:number-columns-repeated="2"/>
          <table:table-cell table:style-name="ce9" office:value-type="string" calcext:value-type="string">
            <text:p>Test 1</text:p>
          </table:table-cell>
          <table:table-cell table:style-name="ce9" office:value-type="string" calcext:value-type="string">
            <text:p>Test 2</text:p>
          </table:table-cell>
          <table:table-cell table:style-name="ce9" office:value-type="string" calcext:value-type="string">
            <text:p>Test 3</text:p>
          </table:table-cell>
          <table:table-cell table:style-name="ce9" office:value-type="string" calcext:value-type="string">
            <text:p>Test 4</text:p>
          </table:table-cell>
          <table:table-cell table:style-name="ce9" office:value-type="string" calcext:value-type="string">
            <text:p>Test 5</text:p>
          </table:table-cell>
        </table:table-row>
        <table:table-row table:style-name="ro1">
          <table:table-cell/>
          <table:table-cell table:formula="of:=[.B10]+1" office:value-type="float" office:value="17" calcext:value-type="float">
            <text:p>17</text:p>
          </table:table-cell>
          <table:table-cell office:value-type="float" office:value="56.9444" calcext:value-type="float">
            <text:p>56.9444</text:p>
          </table:table-cell>
          <table:table-cell office:value-type="float" office:value="64.5833" calcext:value-type="float">
            <text:p>64.5833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77.0833" calcext:value-type="float">
            <text:p>77.0833</text:p>
          </table:table-cell>
          <table:table-cell office:value-type="float" office:value="87.5" calcext:value-type="float">
            <text:p>87.5</text:p>
          </table:table-cell>
          <table:table-cell office:value-type="float" office:value="89.5833" calcext:value-type="float">
            <text:p>89.5833</text:p>
          </table:table-cell>
          <table:table-cell/>
          <table:table-cell office:value-type="string" calcext:value-type="string">
            <text:p>Bin Siz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10" office:value-type="float" office:value="24" calcext:value-type="float">
            <text:p>24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1]+1" office:value-type="float" office:value="18" calcext:value-type="float">
            <text:p>18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64.5833" calcext:value-type="float">
            <text:p>64.5833</text:p>
          </table:table-cell>
          <table:table-cell office:value-type="float" office:value="81.9444" calcext:value-type="float">
            <text:p>81.9444</text:p>
          </table:table-cell>
          <table:table-cell office:value-type="float" office:value="77.0833" calcext:value-type="float">
            <text:p>77.0833</text:p>
          </table:table-cell>
          <table:table-cell office:value-type="float" office:value="90.2778" calcext:value-type="float">
            <text:p>90.2778</text:p>
          </table:table-cell>
          <table:table-cell office:value-type="float" office:value="89.5833" calcext:value-type="float">
            <text:p>89.5833</text:p>
          </table:table-cell>
          <table:table-cell/>
          <table:table-cell office:value-type="string" calcext:value-type="string">
            <text:p>C valu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7"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12]+1" office:value-type="float" office:value="19" calcext:value-type="float">
            <text:p>19</text:p>
          </table:table-cell>
          <table:table-cell office:value-type="float" office:value="58.3333" calcext:value-type="float">
            <text:p>58.3333</text:p>
          </table:table-cell>
          <table:table-cell office:value-type="float" office:value="52.0833" calcext:value-type="float">
            <text:p>52.0833</text:p>
          </table:table-cell>
          <table:table-cell office:value-type="float" office:value="80.5556" calcext:value-type="float">
            <text:p>80.5556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88.8889" calcext:value-type="float">
            <text:p>88.8889</text:p>
          </table:table-cell>
          <table:table-cell office:value-type="float" office:value="89.5833" calcext:value-type="float">
            <text:p>89.58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float" office:value="0.125" calcext:value-type="float">
            <text:p>0.125</text:p>
          </table:table-cell>
          <table:table-cell table:style-name="ce10" office:value-type="float" office:value="0.125" calcext:value-type="float">
            <text:p>0.125</text:p>
          </table:table-cell>
          <table:table-cell table:number-columns-repeated="2" table:style-name="ce17" office:value-type="float" office:value="0.03125" calcext:value-type="float">
            <text:p>0.03125</text:p>
          </table:table-cell>
        </table:table-row>
        <table:table-row table:style-name="ro1">
          <table:table-cell/>
          <table:table-cell table:formula="of:=[.B13]+1" office:value-type="float" office:value="20" calcext:value-type="float">
            <text:p>20</text:p>
          </table:table-cell>
          <table:table-cell office:value-type="float" office:value="54.1667" calcext:value-type="float">
            <text:p>54.1667</text:p>
          </table:table-cell>
          <table:table-cell office:value-type="float" office:value="58.3333" calcext:value-type="float">
            <text:p>58.3333</text:p>
          </table:table-cell>
          <table:table-cell office:value-type="float" office:value="80.5556" calcext:value-type="float">
            <text:p>80.5556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90.2778" calcext:value-type="float">
            <text:p>90.2778</text:p>
          </table:table-cell>
          <table:table-cell office:value-type="float" office:value="89.5833" calcext:value-type="float">
            <text:p>89.5833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77.0833" calcext:value-type="float">
            <text:p>77.0833</text:p>
          </table:table-cell>
          <table:table-cell table:style-name="ce10" office:value-type="float" office:value="75" calcext:value-type="float">
            <text:p>75</text:p>
          </table:table-cell>
          <table:table-cell table:style-name="ce17" office:value-type="float" office:value="85.4167" calcext:value-type="float">
            <text:p>85.4167</text:p>
          </table:table-cell>
          <table:table-cell table:style-name="ce17"/>
        </table:table-row>
        <table:table-row table:style-name="ro1">
          <table:table-cell/>
          <table:table-cell table:formula="of:=[.B14]+1" office:value-type="float" office:value="21" calcext:value-type="float">
            <text:p>21</text:p>
          </table:table-cell>
          <table:table-cell office:value-type="float" office:value="59.7222" calcext:value-type="float">
            <text:p>59.7222</text:p>
          </table:table-cell>
          <table:table-cell office:value-type="float" office:value="58.3333" calcext:value-type="float">
            <text:p>58.3333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75" calcext:value-type="float">
            <text:p>75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87.5" calcext:value-type="float">
            <text:p>87.5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formula="of:=[.B15]+1" office:value-type="float" office:value="22" calcext:value-type="float">
            <text:p>22</text:p>
          </table:table-cell>
          <table:table-cell office:value-type="float" office:value="59.7222" calcext:value-type="float">
            <text:p>59.7222</text:p>
          </table:table-cell>
          <table:table-cell office:value-type="float" office:value="60.4167" calcext:value-type="float">
            <text:p>60.4167</text:p>
          </table:table-cell>
          <table:table-cell office:value-type="float" office:value="77.7778" calcext:value-type="float">
            <text:p>77.7778</text:p>
          </table:table-cell>
          <table:table-cell office:value-type="float" office:value="75" calcext:value-type="float">
            <text:p>75</text:p>
          </table:table-cell>
          <table:table-cell office:value-type="float" office:value="93.0556" calcext:value-type="float">
            <text:p>93.0556</text:p>
          </table:table-cell>
          <table:table-cell office:value-type="float" office:value="89.5833" calcext:value-type="float">
            <text:p>89.5833</text:p>
          </table:table-cell>
          <table:table-cell/>
          <table:table-cell table:style-name="ce8" office:value-type="string" calcext:value-type="string" table:number-columns-spanned="3" table:number-rows-spanned="1">
            <text:p>HOD Tests</text:p>
          </table:table-cell>
          <table:covered-table-cell table:style-name="ce9" office:value-type="string" calcext:value-type="string">
            <text:p>RAD</text:p>
          </table:covered-table-cell>
          <table:covered-table-cell table:style-name="ce9" office:value-type="string" calcext:value-type="string">
            <text:p>HJPD</text:p>
          </table:covered-table-cell>
          <table:table-cell table:style-name="ce11"/>
          <table:table-cell table:number-columns-repeated="2"/>
        </table:table-row>
        <table:table-row table:style-name="ro1">
          <table:table-cell/>
          <table:table-cell table:formula="of:=[.B16]+1" office:value-type="float" office:value="23" calcext:value-type="float">
            <text:p>23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64.5833" calcext:value-type="float">
            <text:p>64.5833</text:p>
          </table:table-cell>
          <table:table-cell office:value-type="float" office:value="76.3889" calcext:value-type="float">
            <text:p>76.3889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89.5833" calcext:value-type="float">
            <text:p>89.5833</text:p>
          </table:table-cell>
          <table:table-cell table:number-columns-repeated="2"/>
          <table:table-cell table:style-name="ce9" office:value-type="string" calcext:value-type="string">
            <text:p>Test 1</text:p>
          </table:table-cell>
          <table:table-cell table:style-name="ce9" office:value-type="string" calcext:value-type="string">
            <text:p>Test 2</text:p>
          </table:table-cell>
          <table:table-cell table:style-name="ce11"/>
          <table:table-cell table:number-columns-repeated="2"/>
        </table:table-row>
        <table:table-row table:style-name="ro1">
          <table:table-cell/>
          <table:table-cell table:formula="of:=[.B17]+1" office:value-type="float" office:value="24" calcext:value-type="float">
            <text:p>24</text:p>
          </table:table-cell>
          <table:table-cell table:number-columns-repeated="2" office:value-type="float" office:value="58.3333" calcext:value-type="float">
            <text:p>58.3333</text:p>
          </table:table-cell>
          <table:table-cell office:value-type="float" office:value="81.9444" calcext:value-type="float">
            <text:p>81.9444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in Siz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table:formula="of:=[.B18]+1" office:value-type="float" office:value="25" calcext:value-type="float">
            <text:p>25</text:p>
          </table:table-cell>
          <table:table-cell office:value-type="float" office:value="56.9444" calcext:value-type="float">
            <text:p>56.9444</text:p>
          </table:table-cell>
          <table:table-cell office:value-type="float" office:value="56.25" calcext:value-type="float">
            <text:p>56.25</text:p>
          </table:table-cell>
          <table:table-cell office:value-type="float" office:value="79.1667" calcext:value-type="float">
            <text:p>79.1667</text:p>
          </table:table-cell>
          <table:table-cell office:value-type="float" office:value="77.0833" calcext:value-type="float">
            <text:p>77.0833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C valu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st Accuracy</text:p>
          </table:table-cell>
          <table:table-cell table:formula="of:=MAX([.C4:.C19])" office:value-type="float" office:value="65.2778" calcext:value-type="float">
            <text:p>65.2778</text:p>
          </table:table-cell>
          <table:table-cell table:formula="of:=MAX([.D4:.D19])" office:value-type="float" office:value="70.8333" calcext:value-type="float">
            <text:p>70.8333</text:p>
          </table:table-cell>
          <table:table-cell table:formula="of:=MAX([.E4:.E19])" office:value-type="float" office:value="81.9444" calcext:value-type="float">
            <text:p>81.9444</text:p>
          </table:table-cell>
          <table:table-cell table:formula="of:=MAX([.F4:.F19])" office:value-type="float" office:value="81.25" calcext:value-type="float">
            <text:p>81.25</text:p>
          </table:table-cell>
          <table:table-cell table:formula="of:=MAX([.G4:.G19])" office:value-type="float" office:value="93.0556" calcext:value-type="float">
            <text:p>93.0556</text:p>
          </table:table-cell>
          <table:table-cell table:formula="of:=MAX([.H4:.H19])" office:value-type="float" office:value="91.6667" calcext:value-type="float">
            <text:p>91.666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048828125" calcext:value-type="float">
            <text:p>0.000488281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n Siz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, 18, 24</text:p>
          </table:table-cell>
          <table:table-cell office:value-type="string" calcext:value-type="string">
            <text:p>11, 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89.5833" calcext:value-type="float">
            <text:p>89.5833</text:p>
          </table:table-cell>
          <table:table-cell office:value-type="float" office:value="87.5" calcext:value-type="float">
            <text:p>87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 value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, 2, 8</text:p>
          </table:table-cell>
          <table:table-cell office:value-type="string" calcext:value-type="string">
            <text:p>32, 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0.125, 0.125, 0.125</text:p>
          </table:table-cell>
          <table:table-cell office:value-type="string" calcext:value-type="string">
            <text:p>0.03125, 0.03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0048828125" calcext:value-type="float">
            <text:p>0.00048828125</text:p>
          </table:table-cell>
          <table:table-cell/>
          <table:table-cell table:style-name="Default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2:47:56.344607777</meta:creation-date>
    <dc:date>2020-04-27T12:25:07.603024418</dc:date>
    <meta:editing-duration>P1DT8H30M48S</meta:editing-duration>
    <meta:editing-cycles>17</meta:editing-cycles>
    <meta:generator>LibreOffice/6.0.7.3$Linux_X86_64 LibreOffice_project/00m0$Build-3</meta:generator>
    <meta:document-statistic meta:table-count="2" meta:cell-count="3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line" chart:style-name="ch1">
        <chart:title svg:x="2.914cm" svg:y="0.316cm" chart:style-name="ch2">
          <text:p>Representation Bin Size vs. Grid Search Accuracy</text:p>
        </chart:title>
        <chart:legend chart:legend-position="end" svg:x="13.778cm" svg:y="3.706cm" style:legend-expansion="high" chart:style-name="ch3"/>
        <chart:plot-area chart:style-name="ch4" table:cell-range-address="'Grid Search Results'.B3:'Grid Search Results'.E18 'Grid Search Results'.C2:'Grid Search Results'.E2" chart:data-source-has-labels="both" svg:x="1.331cm" svg:y="1.275cm" svg:width="12.127cm" svg:height="6.57cm">
          <chartooo:coordinate-region svg:x="1.952cm" svg:y="1.474cm" svg:width="11.133cm" svg:height="5.724cm"/>
          <chart:axis chart:dimension="x" chart:name="primary-x" chart:style-name="ch5" chartooo:axis-type="auto">
            <chartooo:date-scale/>
            <chart:title svg:x="6.741cm" svg:y="8.025cm" chart:style-name="ch6">
              <text:p>Bin Size</text:p>
            </chart:title>
            <chart:categories table:cell-range-address="'Grid Search Results'.B3:'Grid Search Results'.B18"/>
          </chart:axis>
          <chart:axis chart:dimension="y" chart:name="primary-y" chart:style-name="ch7">
            <chart:title svg:x="0.451cm" svg:y="6.178cm" chart:style-name="ch8">
              <text:p>Grid Search Accuracy</text:p>
            </chart:title>
            <chart:grid chart:style-name="ch9" chart:class="major"/>
          </chart:axis>
          <chart:series chart:style-name="ch10" chart:values-cell-range-address="'Grid Search Results'.C3:'Grid Search Results'.C18" chart:label-cell-address="'Grid Search Results'.C2:'Grid Search Results'.C2" chart:class="chart:line">
            <chart:data-point chart:repeated="16"/>
          </chart:series>
          <chart:series chart:style-name="ch11" chart:values-cell-range-address="'Grid Search Results'.D3:'Grid Search Results'.D18" chart:label-cell-address="'Grid Search Results'.D2:'Grid Search Results'.D2" chart:class="chart:line">
            <chart:data-point chart:repeated="16"/>
          </chart:series>
          <chart:series chart:style-name="ch12" chart:values-cell-range-address="'Grid Search Results'.E3:'Grid Search Results'.E18" chart:label-cell-address="'Grid Search Results'.E2:'Grid Search Results'.E2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D</text:p>
                <draw:g>
                  <svg:desc>'Grid Search Results'.C2:'Grid Search Results'.C2</svg:desc>
                </draw:g>
              </table:table-cell>
              <table:table-cell office:value-type="string">
                <text:p>HJPD</text:p>
                <draw:g>
                  <svg:desc>'Grid Search Results'.D2:'Grid Search Results'.D2</svg:desc>
                </draw:g>
              </table:table-cell>
              <table:table-cell office:value-type="string">
                <text:p>HOD</text:p>
                <draw:g>
                  <svg:desc>'Grid Search Results'.E2:'Grid Search Results'.E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Grid Search Results'.B3:'Grid Search Results'.B18</svg:desc>
                </draw:g>
              </table:table-cell>
              <table:table-cell office:value-type="float" office:value="52.7778">
                <text:p>52.7778</text:p>
                <draw:g>
                  <svg:desc>'Grid Search Results'.C3:'Grid Search Results'.C18</svg:desc>
                </draw:g>
              </table:table-cell>
              <table:table-cell office:value-type="float" office:value="77.7778">
                <text:p>77.7778</text:p>
                <draw:g>
                  <svg:desc>'Grid Search Results'.D3:'Grid Search Results'.D18</svg:desc>
                </draw:g>
              </table:table-cell>
              <table:table-cell office:value-type="float" office:value="88.8889">
                <text:p>88.8889</text:p>
                <draw:g>
                  <svg:desc>'Grid Search Results'.E3:'Grid Search Results'.E18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.2778">
                <text:p>65.2778</text:p>
              </table:table-cell>
              <table:table-cell office:value-type="float" office:value="81.9444">
                <text:p>81.9444</text:p>
              </table:table-cell>
              <table:table-cell office:value-type="float" office:value="88.8889">
                <text:p>88.88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9.7222">
                <text:p>59.7222</text:p>
              </table:table-cell>
              <table:table-cell office:value-type="float" office:value="80.5556">
                <text:p>80.5556</text:p>
              </table:table-cell>
              <table:table-cell office:value-type="float" office:value="90.2778">
                <text:p>90.27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1.111">
                <text:p>61.111</text:p>
              </table:table-cell>
              <table:table-cell office:value-type="float" office:value="80.5556">
                <text:p>80.555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9.7222">
                <text:p>59.7222</text:p>
              </table:table-cell>
              <table:table-cell office:value-type="float" office:value="79.1667">
                <text:p>79.1667</text:p>
              </table:table-cell>
              <table:table-cell office:value-type="float" office:value="90.2778">
                <text:p>90.27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.1111">
                <text:p>61.1111</text:p>
              </table:table-cell>
              <table:table-cell office:value-type="float" office:value="77.7778">
                <text:p>77.7778</text:p>
              </table:table-cell>
              <table:table-cell office:value-type="float" office:value="88.8889">
                <text:p>88.88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8.3333">
                <text:p>58.3333</text:p>
              </table:table-cell>
              <table:table-cell office:value-type="float" office:value="79.1667">
                <text:p>79.1667</text:p>
              </table:table-cell>
              <table:table-cell office:value-type="float" office:value="88.8889">
                <text:p>88.88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6.9444">
                <text:p>56.9444</text:p>
              </table:table-cell>
              <table:table-cell office:value-type="float" office:value="77.7778">
                <text:p>77.7778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1.1111">
                <text:p>61.1111</text:p>
              </table:table-cell>
              <table:table-cell office:value-type="float" office:value="81.9444">
                <text:p>81.9444</text:p>
              </table:table-cell>
              <table:table-cell office:value-type="float" office:value="90.2778">
                <text:p>90.27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8.3333">
                <text:p>58.3333</text:p>
              </table:table-cell>
              <table:table-cell office:value-type="float" office:value="80.5556">
                <text:p>80.5556</text:p>
              </table:table-cell>
              <table:table-cell office:value-type="float" office:value="88.8889">
                <text:p>88.88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4.1667">
                <text:p>54.1667</text:p>
              </table:table-cell>
              <table:table-cell office:value-type="float" office:value="80.5556">
                <text:p>80.5556</text:p>
              </table:table-cell>
              <table:table-cell office:value-type="float" office:value="90.2778">
                <text:p>90.2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9.7222">
                <text:p>59.7222</text:p>
              </table:table-cell>
              <table:table-cell office:value-type="float" office:value="79.1667">
                <text:p>79.1667</text:p>
              </table:table-cell>
              <table:table-cell office:value-type="float" office:value="91.6667">
                <text:p>91.66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9.7222">
                <text:p>59.7222</text:p>
              </table:table-cell>
              <table:table-cell office:value-type="float" office:value="77.7778">
                <text:p>77.7778</text:p>
              </table:table-cell>
              <table:table-cell office:value-type="float" office:value="93.0556">
                <text:p>93.05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1.1111">
                <text:p>61.1111</text:p>
              </table:table-cell>
              <table:table-cell office:value-type="float" office:value="76.3889">
                <text:p>76.3889</text:p>
              </table:table-cell>
              <table:table-cell office:value-type="float" office:value="91.6667">
                <text:p>91.6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8.3333">
                <text:p>58.3333</text:p>
              </table:table-cell>
              <table:table-cell office:value-type="float" office:value="81.9444">
                <text:p>81.9444</text:p>
              </table:table-cell>
              <table:table-cell office:value-type="float" office:value="91.6667">
                <text:p>91.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6.9444">
                <text:p>56.9444</text:p>
              </table:table-cell>
              <table:table-cell office:value-type="float" office:value="79.1667">
                <text:p>79.1667</text:p>
              </table:table-cell>
              <table:table-cell office:value-type="float" office:value="91.6667">
                <text:p>91.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